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e631" officeooo:paragraph-rsid="0000e6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Autocore Robótica - Código Desenvolvido por : Iago A.Pereira</text:p>
      <text:p text:style-name="P1">*/</text:p>
      <text:p text:style-name="P1"><text:s/></text:p>
      <text:p text:style-name="P1">//Declaração de portas digitais aos quais os led e a entrada digital do sensor vão estar conectados.</text:p>
      <text:p text:style-name="P1">int ledverde = 6; </text:p>
      <text:p text:style-name="P1">int ledvermelho = 7;</text:p>
      <text:p text:style-name="P1">int pinoSensor = 4;</text:p>
      <text:p text:style-name="P1">//Inicia o sensor em estado 0, ou seja desligado.</text:p>
      <text:p text:style-name="P1">int iniciaSensor = 0;</text:p>
      <text:p text:style-name="P1">//Variável para calibração do sensor</text:p>
      <text:p text:style-name="P1">int calibracao = 45;</text:p>
      <text:p text:style-name="P1"><text:s/></text:p>
      <text:p text:style-name="P1">void setup() {</text:p>
      <text:p text:style-name="P1">Serial.begin(9600);</text:p>
      <text:p text:style-name="P1"><text:s/></text:p>
      <text:p text:style-name="P1">//Declaração de que os LED's serão usados como saída.</text:p>
      <text:p text:style-name="P1">pinMode(ledvermelho,OUTPUT);</text:p>
      <text:p text:style-name="P1">pinMode(ledverde,OUTPUT);</text:p>
      <text:p text:style-name="P1"><text:s/></text:p>
      <text:p text:style-name="P1">pinMode(pinoSensor,INPUT); //E o sensor uma entrada.</text:p>
      <text:p text:style-name="P1"><text:tab/>for(int i = 0; i &lt; calibracao; i++){</text:p>
      <text:p text:style-name="P1"><text:tab/><text:tab/>delay(1000);</text:p>
      <text:p text:style-name="P1"><text:tab/>}</text:p>
      <text:p text:style-name="P1"><text:tab/>delay(500);</text:p>
      <text:p text:style-name="P1">}</text:p>
      <text:p text:style-name="P1"><text:s/></text:p>
      <text:p text:style-name="P1">void loop() {</text:p>
      <text:p text:style-name="P1"><text:tab/>//A cada ciclo, ele faz uma nova leitura do estado do sensor de presença </text:p>
      <text:p text:style-name="P1"><text:tab/>iniciaSensor = digitalRead(pinoSensor);</text:p>
      <text:p text:style-name="P1"><text:tab/>Serial.println(iniciaSensor);</text:p>
      <text:p text:style-name="P1"><text:s/></text:p>
      <text:p text:style-name="P1"><text:tab/>////Verificando se ocorreu detecção de movimentos</text:p>
      <text:p text:style-name="P1"><text:s text:c="4"/>if (iniciaSensor == 1) {</text:p>
      <text:p text:style-name="P1"><text:s text:c="8"/>alarme_on();</text:p>
      <text:p text:style-name="P1"><text:s text:c="4"/>} else {</text:p>
      <text:p text:style-name="P1"><text:s text:c="8"/>alarme_off();</text:p>
      <text:p text:style-name="P1"><text:s text:c="4"/>} </text:p>
      <text:p text:style-name="P1">}</text:p>
      <text:p text:style-name="P1"><text:s/></text:p>
      <text:p text:style-name="P1">void alarme_on() { <text:s/>//Função que ativa o alarme - Detectou presença, o LED Vermelho fica acende</text:p>
      <text:p text:style-name="P1"><text:tab/>//E o LED VERDE apaga.</text:p>
      <text:p text:style-name="P1"><text:tab/>digitalWrite(ledvermelho, HIGH);</text:p>
      <text:p text:style-name="P1"><text:tab/>digitalWrite(ledverde, LOW); </text:p>
      <text:p text:style-name="P1">}</text:p>
      <text:p text:style-name="P1"/>
      <text:p text:style-name="P1">void alarme_off() { //Função que desativa o alarme - N foi detectado presença, o LED Vermelho apaga</text:p>
      <text:p text:style-name="P1"><text:s text:c="4"/>//E o LED VERDE acende. </text:p>
      <text:p text:style-name="P1"><text:s text:c="4"/>digitalWrite(ledvermelho, LOW);</text:p>
      <text:p text:style-name="P1"><text:s text:c="4"/>digitalWrite(ledverde, HIGH)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7:56:42.579159266</meta:creation-date>
    <dc:date>2018-01-19T17:57:23.271999177</dc:date>
    <meta:editing-duration>PT42S</meta:editing-duration>
    <meta:editing-cycles>1</meta:editing-cycles>
    <meta:document-statistic meta:table-count="0" meta:image-count="0" meta:object-count="0" meta:page-count="1" meta:paragraph-count="49" meta:word-count="186" meta:character-count="1284" meta:non-whitespace-character-count="1075"/>
    <meta:generator>LibreOffice/5.1.6.2$Linux_X86_64 LibreOffice_project/10m0$Build-2</meta:generator>
  </office:meta>
</office:document-meta>
</file>